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5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  <style:text-properties fo:font-size="18pt" fo:font-style="italic" style:font-style-asian="italic" style:font-style-complex="italic"/>
    </style:style>
    <style:style style:name="P2" style:family="paragraph">
      <loext:graphic-properties draw:fill="none" draw:fill-color="#ffffff"/>
      <style:paragraph-properties fo:text-align="center"/>
      <style:text-properties fo:font-size="18pt" fo:font-style="italic" style:font-style-asian="italic" style:font-style-complex="italic"/>
    </style:style>
    <style:style style:name="P3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2.928cm" presentation:class="title" presentation:user-transformed="true">
          <draw:text-box>
            <text:p>Bitcoin Programming 101</text:p>
          </draw:text-box>
        </draw:frame>
        <draw:frame draw:style-name="gr1" draw:text-style-name="P2" draw:layer="layout" svg:width="16.51cm" svg:height="1.704cm" svg:x="5.715cm" svg:y="13.401cm">
          <draw:text-box>
            <text:p text:style-name="P1"><text:span text:style-name="T1">Download a copy of all slides and resources here:</text:span></text:p>
            <text:p text:style-name="P1"><text:span text:style-name="T2">https://github.com/cmdruid/bitcoin-programming-cours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ransactions</text:p>
              </text:list-item>
              <text:list-item>
                <text:p>Memory Pool</text:p>
              </text:list-item>
              <text:list-item>
                <text:p>TB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4T15:04:39.794033855</meta:creation-date>
    <dc:date>2022-08-24T15:07:59.111834031</dc:date>
    <meta:editing-duration>PT3M20S</meta:editing-duration>
    <meta:editing-cycles>1</meta:editing-cycles>
    <meta:document-statistic meta:object-count="29"/>
    <meta:generator>LibreOffice/7.3.4.2$Linux_X86_64 LibreOffice_project/30$Build-2</meta:generator>
  </office:meta>
</office:document-meta>
</file>